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break-before="pag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ltage<text:tab/><text:tab/><text:tab/><text:tab/><text:tab/><text:tab/><text:tab/><text:tab/><text:tab/><text:tab/><text:tab/>2010-09-15</text:p>
      <text:p text:style-name="Standard"/>
      <text:p text:style-name="Standard"><draw:frame draw:style-name="fr1" draw:name="Object1" text:anchor-type="as-char" svg:y="-0.0528in" svg:width="1.4472in" svg:height="0.922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Assume we have charge moving through a circuit element. Further assume work is involved in moving the charge.</text:p>
      <text:p text:style-name="Standard"/>
      <text:p text:style-name="Standard">U is potential energy.</text:p>
      <text:p text:style-name="Standard"/>
      <text:p text:style-name="Standard">Voltage (or potential difference) is the amount of work required per unit of positive charge to move the charge through a circuit element.</text:p>
      <text:p text:style-name="Standard"><draw:frame draw:style-name="fr1" draw:name="Object2" text:anchor-type="as-char" svg:y="-0.2839in" svg:width="1.2957in" svg:height="0.928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Since voltage is a difference, we need a convention to distinguish points of high potential and low potential. We will use polarity marks.</text:p>
      <text:p text:style-name="Standard"/>
      <text:p text:style-name="P2">Power and Energy</text:p>
      <text:p text:style-name="Standard"/>
      <text:p text:style-name="Standard">If there is a voltage drop, energy must be absorbed by the element.</text:p>
      <text:p text:style-name="Standard"/>
      <text:p text:style-name="Standard">The rate of absorption of energy by the element is power. P(t) = v(t)i(t). 1W = 1V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0-09-15T12:27:26</meta:creation-date>
    <dc:date>2010-09-15T13:03:05</dc:date>
    <dc:creator>Sandy Maguire</dc:creator>
    <meta:editing-duration>PT00H35M40S</meta:editing-duration>
    <meta:editing-cycles>3</meta:editing-cycles>
    <meta:generator>OpenOffice.org/3.2$Unix OpenOffice.org_project/320m19$Build-9505</meta:generator>
    <meta:document-statistic meta:table-count="0" meta:image-count="0" meta:object-count="2" meta:page-count="2" meta:paragraph-count="10" meta:word-count="103" meta:character-count="603"/>
  </office:meta>
</office:document-meta>
</file>

<file path=Object 1/content.xml><?xml version="1.0" encoding="utf-8"?>
<math xmlns="http://www.w3.org/1998/Math/MathML">
  <semantics>
    <mtable>
      <mtr>
        <mtd>
          <mrow>
            <mn>1A</mn>
            <mi mathvariant="normal">=</mi>
            <mfrac>
              <mn>1C</mn>
              <mn>1s</mn>
            </mfrac>
          </mrow>
        </mtd>
      </mtr>
      <mtr>
        <mtd/>
      </mtr>
      <mtr>
        <mtd>
          <mrow>
            <mi>q</mi>
            <mrow>
              <mrow>
                <mo stretchy="false">(</mo>
                <msub>
                  <mi>t</mi>
                  <mn>2</mn>
                </msub>
                <mo stretchy="false">)</mo>
              </mrow>
              <mi mathvariant="normal">−</mi>
              <mi>q</mi>
            </mrow>
            <mrow>
              <mrow>
                <mo stretchy="false">(</mo>
                <msub>
                  <mi>t</mi>
                  <mn>1</mn>
                </msub>
                <mo stretchy="false">)</mo>
              </mrow>
              <mi mathvariant="normal">=</mi>
              <mrow>
                <msubsup>
                  <mi mathvariant="normal">∫</mi>
                  <msub>
                    <mi>t</mi>
                    <mn>1</mn>
                  </msub>
                  <msub>
                    <mi>t</mi>
                    <mn>2</mn>
                  </msub>
                </msubsup>
                <mi>i</mi>
              </mrow>
            </mrow>
            <mi mathvariant="italic">dt</mi>
          </mrow>
        </mtd>
      </mtr>
    </mtable>
    <annotation encoding="StarMath 5.0">1A = {1C over 1s} newline newline 

q(t_2) - q(t_1) = int_{t_1}^{t_2} i dt</annotation>
  </semantics>
</math>
</file>

<file path=Object 2/content.xml><?xml version="1.0" encoding="utf-8"?>
<math xmlns="http://www.w3.org/1998/Math/MathML">
  <semantics>
    <mtable>
      <mtr>
        <mtd>
          <mrow>
            <munder>
              <munder>
                <mrow>
                  <msub>
                    <mi>V</mi>
                    <mi>a</mi>
                  </msub>
                  <mi mathvariant="normal">−</mi>
                  <msub>
                    <mi>V</mi>
                    <mi>b</mi>
                  </msub>
                </mrow>
                <mo stretchy="false"></mo>
              </munder>
              <msub>
                <mi>V</mi>
                <mi mathvariant="italic">ab</mi>
              </msub>
            </munder>
            <mo stretchy="false">&gt;</mo>
            <mfrac>
              <mrow>
                <msub>
                  <mi>U</mi>
                  <mi>a</mi>
                </msub>
                <mi mathvariant="normal">−</mi>
                <msub>
                  <mi>U</mi>
                  <mi>b</mi>
                </msub>
              </mrow>
              <mi>q</mi>
            </mfrac>
          </mrow>
        </mtd>
      </mtr>
      <mtr>
        <mtd>
          <mrow>
            <mn>1V</mn>
            <mi mathvariant="normal">=</mi>
            <mfrac>
              <mn>1J</mn>
              <mn>1C</mn>
            </mfrac>
          </mrow>
        </mtd>
      </mtr>
    </mtable>
    <annotation encoding="StarMath 5.0">{V_a - V_b} underbrace {V_{ab}} &gt; {U_a - U_b} over q newline 1V = 1J over 1C</annotation>
  </semantics>
</math>
</file>